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9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6516in"/>
    </style:style>
    <style:style style:name="co5" style:family="table-column">
      <style:table-column-properties fo:break-before="auto" style:column-width="5.2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7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Changes ma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otal stimated hours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hours:</text:p>
          </table:table-cell>
          <table:table-cell table:formula="of:=SUM([.A2:.A32])" office:value-type="float" office:value="0" calcext:value-type="float">
            <text:p>0</text:p>
          </table:table-cell>
        </table:table-row>
      </table:table>
      <table:table table:name="Notes" table:style-name="ta1">
        <table:table-column table:style-name="co5" table:default-cell-style-name="ce1"/>
        <table:table-column table:style-name="co1" table:number-columns-repeated="20" table:default-cell-style-name="ce1"/>
        <table:table-row table:style-name="ro2">
          <table:table-cell office:value-type="string" calcext:value-type="string">
            <text:p>You are a development assistant for a project called "MacroTrack".  </text:p>
            <text:p>It is a web application built with Python (FastAPI), HTML, JavaScript, and SQLite.  </text:p>
            <text:p>The goal is to allow a user to log and manage their daily meals to track calories and macronutrients (protein, carbohydrates, fats).</text:p>
            <text:p/>
            <text:p>App rules:</text:p>
            <text:p>1. The user has access to a global food catalog (≈10,000 items with kcal and macros per 100 g/ml) and can add their own foods.</text:p>
            <text:p>2. Food search uses fuzzy search (rapidfuzz) and always prioritizes foods created by the user over the global catalog.</text:p>
            <text:p>3. Meal records store food, quantity (g/ml), and the date/time of consumption.</text:p>
            <text:p>4. The system automatically calculates kcal, protein, carbohydrates, and fats for each meal and for the daily total.</text:p>
            <text:p>5. The user defines daily kcal and macro targets.</text:p>
            <text:p>6. The dashboard displays:</text:p>
            <text:p>   - Totals consumed and remaining for the day.</text:p>
            <text:p>   - Historical statistics (body weight, daily and weekly kcal, P/C/F).</text:p>
            <text:p>7. All data is stored in SQLite.</text:p>
            <text:p>8. The interface is basic HTML/JS without heavy frameworks, using Chart.js for graphs.</text:p>
            <text:p/>
            <text:p>When I ask you anything about this project, always assume this context and prioritize technical and precise responses for implementation.</text:p>
            <text:p/>
          </table:table-cell>
          <table:table-cell table:number-columns-repeated="20"/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2:27:58.780247048</meta:creation-date>
    <meta:generator>LibreOffice/24.8.7.2$Linux_X86_64 LibreOffice_project/480$Build-2</meta:generator>
    <dc:date>2025-08-14T12:38:56.882846270</dc:date>
    <meta:editing-duration>PT10M58S</meta:editing-duration>
    <meta:editing-cycles>2</meta:editing-cycles>
    <meta:document-statistic meta:table-count="2" meta:cell-count="7" meta:object-count="0"/>
  </office:meta>
</office:document-meta>
</file>